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.I.S. Giovanni Cena</text:p>
      <text:p text:style-name="P1">Via Dora Baltea, 3, 10015 Ivrea TO</text:p>
      <text:p text:style-name="P1">Email: contatti@iiscena.it – Tel. 0125-641570</text:p>
      <text:p text:style-name="P1">Partita Iva e Codice Fiscale 93026410014</text:p>
      <text:p text:style-name="P1"/>
      <text:p text:style-name="P1"/>
      <text:p text:style-name="P1"/>
      <text:p text:style-name="P1"/>
      <text:p text:style-name="P2">Spett.le Hextech S.p.A.</text:p>
      <text:p text:style-name="P2">Ufficio Marketing</text:p>
      <text:p text:style-name="P2">Via dei Pixel, 88</text:p>
      <text:p text:style-name="P2">20100 Milano (MI)</text:p>
      <text:p text:style-name="P2"/>
      <text:p text:style-name="P2"/>
      <text:p text:style-name="P2"/>
      <text:p text:style-name="P2"/>
      <text:p text:style-name="Standard">Ivrea, 20 febbraio 2025</text:p>
      <text:p text:style-name="Standard"/>
      <text:p text:style-name="Standard"/>
      <text:p text:style-name="Standard"/>
      <text:p text:style-name="Standard"/>
      <text:p text:style-name="Standard">Oggetto: proposta di collaborazione per iniziativa eSports scolastica</text:p>
      <text:p text:style-name="Standard"/>
      <text:p text:style-name="Standard"/>
      <text:p text:style-name="Standard"/>
      <text:p text:style-name="Standard">Egregi Signori,</text:p>
      <text:p text:style-name="Standard">l’Istituto di Istruzione Superiore “Giovanni Cena” di Ivrea intende avviare il primo progetto eSports scolastico, con l’obiettivo di coniugare competizione, strategia e formazione.</text:p>
      <text:p text:style-name="Standard"/>
      <text:p text:style-name="Standard">A tal fine, organizziamo un torneo interno di eSports, iniziativa che, oltre a valorizzare le competenze digitali degli studenti, rappresenta un’opportunità per avvicinare il mondo dell’istruzione al settore gaming.</text:p>
      <text:p text:style-name="Standard"/>
      <text:p text:style-name="Standard">Ritenendo la vostra azienda un punto di riferimento nel settore, proponiamo una collaborazione, valutando possibili forme di sponsorship o supporto tecnico. In cambio, garantiamo visibilità sui nostri canali istituzionali e un contatto diretto con il pubblico giovanile.</text:p>
      <text:p text:style-name="Standard"/>
      <text:p text:style-name="Standard"/>
      <text:p text:style-name="Standard"/>
      <text:p text:style-name="Standard"/>
      <text:p text:style-name="Standard">Restiamo a disposizione per concordare un incontro e confidiamo in un vostro riscontro.</text:p>
      <text:p text:style-name="Standard"/>
      <text:p text:style-name="Standard"/>
      <text:p text:style-name="Standard"/>
      <text:p text:style-name="Standard">Distinti saluti.</text:p>
      <text:p text:style-name="Standard">Enrico Bruno</text:p>
      <text:p text:style-name="Standard">Dirigente Scolastico</text:p>
      <text:p text:style-name="Standard"><text:soft-page-break/>I.I.S. Giovanni Cena – Ivrea</text:p>
      <text:p text:style-name="Standard">Prot. n. 001 / MC / 20.02.20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.499cm" fo:margin-left="3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9T20:49:53</meta:creation-date>
    <dc:date>2025-02-20T12:43:15.76</dc:date>
    <meta:editing-duration>PT39M49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2" meta:paragraph-count="20" meta:word-count="167" meta:character-count="1178"/>
  </office:meta>
</office:document-meta>
</file>